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ize="11pt" style:font-size-asian="11pt" style:font-size-complex="11pt"/>
    </style:style>
    <style:style style:name="P3" style:family="paragraph" style:parent-style-name="Heading_20_1">
      <style:text-properties officeooo:rsid="001533d1" officeooo:paragraph-rsid="001533d1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3" style:family="text">
      <style:text-properties fo:color="#000000" style:font-name="Consolas" style:text-underline-style="solid" style:text-underline-width="auto" style:text-underline-color="font-color"/>
    </style:style>
    <style:style style:name="T4" style:family="text">
      <style:text-properties fo:color="#000000" style:font-name="Consolas"/>
    </style:style>
    <style:style style:name="T5" style:family="text">
      <style:text-properties fo:color="#000000" style:font-name="Consolas" fo:font-weight="bold" style:font-weight-asian="bold" style:font-weight-complex="bold"/>
    </style:style>
    <style:style style:name="T6" style:family="text">
      <style:text-properties fo:color="#000000" style:font-name="Courier New" fo:font-size="11pt" style:text-underline-style="solid" style:text-underline-width="auto" style:text-underline-color="font-color" style:font-size-asian="11pt"/>
    </style:style>
    <style:style style:name="T7" style:family="text">
      <style:text-properties fo:color="#000000" style:font-name="Courier New" fo:font-size="11pt" style:font-size-asian="11pt"/>
    </style:style>
    <style:style style:name="T8" style:family="text">
      <style:text-properties fo:color="#4444cc" style:font-name="Courier New" fo:font-size="11pt" style:font-size-asian="11pt"/>
    </style:style>
    <style:style style:name="T9" style:family="text">
      <style:text-properties fo:color="#4444cc" style:font-name="Courier New" fo:font-size="11pt" style:text-underline-style="solid" style:text-underline-width="auto" style:text-underline-color="font-color" style:font-size-asian="11pt"/>
    </style:style>
    <style:style style:name="T10" style:family="text">
      <style:text-properties fo:color="#4444cc" style:font-name="Courier New" fo:font-size="11pt" style:text-underline-style="solid" style:text-underline-width="auto" style:text-underline-color="font-color" officeooo:rsid="001533d1" style:font-size-asian="11pt"/>
    </style:style>
    <style:style style:name="T11" style:family="text">
      <style:text-properties style:font-name="Courier New" fo:font-size="11pt" style:text-underline-style="solid" style:text-underline-width="auto" style:text-underline-color="font-color" style:font-size-asian="11pt"/>
    </style:style>
    <style:style style:name="T12" style:family="text">
      <style:text-properties style:font-name="Courier New" fo:font-size="11pt" style:text-underline-style="solid" style:text-underline-width="auto" style:text-underline-color="font-color" officeooo:rsid="001533d1" style:font-size-asian="11pt"/>
    </style:style>
    <style:style style:name="T13" style:family="text">
      <style:text-properties style:font-name="Courier New"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T14" style:family="text">
      <style:text-properties style:font-name="Courier New" fo:font-size="11pt" style:font-size-asian="11pt"/>
    </style:style>
    <style:style style:name="T15" style:family="text">
      <style:text-properties style:font-name="Courier New" fo:font-size="11pt" fo:font-style="italic" style:font-size-asian="11pt" style:font-style-asian="italic" style:font-style-complex="italic"/>
    </style:style>
    <style:style style:name="T16" style:family="text">
      <style:text-properties style:font-name="Courier New" fo:font-size="11pt" fo:font-weight="bold" style:font-size-asian="11pt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gueTale</text:p>
      <text:h text:style-name="P3" text:outline-level="1">Installation</text:h>
      <text:list xml:id="list1878283061" text:style-name="L1">
        <text:list-item>
          <text:p text:style-name="P2"><text:span text:style-name="T3">Se</text:span><text:span text:style-name="T4"> procurer </text:span><text:span text:style-name="T3">le</text:span><text:span text:style-name="T4"> </text:span><text:span text:style-name="T3">fichier</text:span><text:span text:style-name="T4"> </text:span><text:span text:style-name="T5">roguetale.exe</text:span></text:p>
        </text:list-item>
        <text:list-item>
          <text:p text:style-name="P2"><text:span text:style-name="T3">Cliquer</text:span><text:span text:style-name="T4"> </text:span><text:span text:style-name="T3">sur</text:span><text:span text:style-name="T4"> </text:span><text:span text:style-name="T3">le</text:span><text:span text:style-name="T4"> </text:span><text:span text:style-name="T3">fichier</text:span><text:span text:style-name="T4"> pour lancer </text:span><text:span text:style-name="T3">le</text:span><text:span text:style-name="T4"> </text:span><text:span text:style-name="T3">jeu</text:span></text:p>
          <text:list>
            <text:list-item>
              <text:p text:style-name="P1"><text:span text:style-name="T11">L</text:span><text:span text:style-name="T12">a</text:span><text:span text:style-name="T14"> </text:span><text:span text:style-name="T11">première</text:span><text:span text:style-name="T14"> </text:span><text:span text:style-name="T11">fois</text:span><text:span text:style-name="T14"> </text:span><text:span text:style-name="T11">que</text:span><text:span text:style-name="T14"> </text:span><text:span text:style-name="T11">vous</text:span><text:span text:style-name="T14"> </text:span><text:span text:style-name="T11">lancez</text:span><text:span text:style-name="T14"> </text:span><text:span text:style-name="T11">le</text:span><text:span text:style-name="T14"> </text:span><text:span text:style-name="T11">jeu</text:span><text:span text:style-name="T14">, </text:span><text:span text:style-name="T11">il</text:span><text:span text:style-name="T14"> </text:span><text:span text:style-name="T11">est</text:span><text:span text:style-name="T14"> possible </text:span><text:span text:style-name="T11">que</text:span><text:span text:style-name="T14"> </text:span><text:span text:style-name="T11">le</text:span><text:span text:style-name="T14"> message </text:span><text:span text:style-name="T11">suivant</text:span><text:span text:style-name="T14"> s'affiche : </text:span><text:span text:style-name="T15">This application requires a Java Runtime Environment 1.5.0</text:span></text:p>
            </text:list-item>
            <text:list-item>
              <text:p text:style-name="P1"><text:span text:style-name="T11">Cliquer</text:span><text:span text:style-name="T14"> </text:span><text:span text:style-name="T11">alors</text:span><text:span text:style-name="T14"> </text:span><text:span text:style-name="T11">sur</text:span><text:span text:style-name="T14"> </text:span><text:span text:style-name="T13">ok</text:span><text:span text:style-name="T14">. </text:span><text:span text:style-name="T11">La</text:span><text:span text:style-name="T14"> page </text:span><text:span text:style-name="T11">de</text:span><text:span text:style-name="T14"> </text:span><text:span text:style-name="T11">téléchargement</text:span><text:span text:style-name="T14"> </text:span><text:span text:style-name="T11">de</text:span><text:span text:style-name="T14"> java s'ouvre </text:span><text:span text:style-name="T11">alors</text:span><text:span text:style-name="T14"> </text:span><text:span text:style-name="T11">automatiquement</text:span><text:span text:style-name="T14">.</text:span></text:p>
            </text:list-item>
            <text:list-item>
              <text:p text:style-name="P1"><text:span text:style-name="T6">Si</text:span><text:span text:style-name="T7"> </text:span><text:span text:style-name="T6">la</text:span><text:span text:style-name="T7"> page </text:span><text:span text:style-name="T6">ne</text:span><text:span text:style-name="T7"> s'est pas </text:span><text:span text:style-name="T6">ouverte</text:span><text:span text:style-name="T7">, </text:span><text:span text:style-name="T6">aller</text:span><text:span text:style-name="T7"> </text:span><text:span text:style-name="T6">sur</text:span><text:span text:style-name="T7"> </text:span><text:a xlink:type="simple" xlink:href="https://java.com/en/download/" text:style-name="Internet_20_link" text:visited-style-name="Visited_20_Internet_20_Link"><text:span text:style-name="T8">https://java.com/en/download/</text:span></text:a></text:p>
            </text:list-item>
            <text:list-item>
              <text:p text:style-name="P1"><text:span text:style-name="T11">Cliquer</text:span><text:span text:style-name="T14"> </text:span><text:span text:style-name="T11">sur</text:span><text:span text:style-name="T14"> </text:span><text:span text:style-name="T11">le</text:span><text:span text:style-name="T14"> </text:span><text:span text:style-name="T11">bouton</text:span><text:span text:style-name="T14"> </text:span><text:span text:style-name="T16">agree and start free download</text:span><text:span text:style-name="T14">, </text:span><text:span text:style-name="T11">et</text:span><text:span text:style-name="T14"> </text:span><text:span text:style-name="T11">télécharger</text:span><text:span text:style-name="T14"> l'installeur </text:span><text:span text:style-name="T11">de</text:span><text:span text:style-name="T14"> java</text:span></text:p>
            </text:list-item>
            <text:list-item>
              <text:p text:style-name="P1"><text:span text:style-name="T14">Lancer l'installateur </text:span><text:span text:style-name="T11">de</text:span><text:span text:style-name="T14"> java, </text:span><text:span text:style-name="T11">et</text:span><text:span text:style-name="T14"> </text:span><text:span text:style-name="T11">procéder</text:span><text:span text:style-name="T14"> à l'installa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08:37:36.202000000</meta:creation-date>
    <dc:date>2020-12-17T08:44:35.670000000</dc:date>
    <meta:editing-duration>PT7M2S</meta:editing-duration>
    <meta:editing-cycles>2</meta:editing-cycles>
    <meta:generator>LibreOffice/6.2.5.2$Windows_X86_64 LibreOffice_project/1ec314fa52f458adc18c4f025c545a4e8b22c159</meta:generator>
    <meta:print-date>2020-12-17T08:43:40.310000000</meta:print-date>
    <meta:document-statistic meta:table-count="0" meta:image-count="0" meta:object-count="0" meta:page-count="1" meta:paragraph-count="9" meta:word-count="92" meta:character-count="567" meta:non-whitespace-character-count="491"/>
  </office:meta>
</office:document-meta>
</file>